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Poppins" svg:font-family="Poppi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49cm" fo:border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9638*"/>
    </style:style>
    <style:style style:name="Tabela2.A1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5ffcb" officeooo:paragraph-rsid="0005ffc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5ffcb" officeooo:paragraph-rsid="0005ffc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12d" officeooo:paragraph-rsid="0007012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5ffcb" officeooo:paragraph-rsid="0005ffcb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rsid="0005ffcb" officeooo:paragraph-rsid="0005ffcb"/>
    </style:style>
    <style:style style:name="P7" style:family="paragraph" style:parent-style-name="Table_20_Contents" style:list-style-name="L2">
      <style:paragraph-properties fo:text-align="start" style:justify-single-word="false"/>
      <style:text-properties officeooo:rsid="0005ffcb" officeooo:paragraph-rsid="0005ffcb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05ffcb" officeooo:paragraph-rsid="0005ffc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012d" officeooo:paragraph-rsid="0007012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o de Trabalho</text:p>
      <text:p text:style-name="P1"/>
      <text:p text:style-name="P2">Dados do Servidor</text:p>
      <text:p text:style-name="P2"/>
      <table:table table:name="Tabela1" table:style-name="Tabela1">
        <table:table-column table:style-name="Tabela1.A"/>
        <table:table-row table:style-name="TableLine636354192">
          <table:table-cell table:style-name="Tabela1.A1" office:value-type="string">
            <text:p text:style-name="P4"><text:span text:style-name="T2"><text:s/>Matrícula SIAPE:</text:span> 1234567</text:p>
            <text:p text:style-name="P4"><text:span text:style-name="T2"><text:s/>Nome do Servidor:</text:span> Alfredo de Mendonça Vieira</text:p>
            <text:p text:style-name="P5"><text:s/><text:span text:style-name="T2">Cargo: </text:span><text:span text:style-name="T1">Assistente em Administração</text:span></text:p>
            <text:p text:style-name="P4"><text:span text:style-name="T2"><text:s/>Tutor:</text:span> Max Fernandes de Carvalho</text:p>
            <text:p text:style-name="P4"><text:span text:style-name="T2"><text:s/>Unidade de Exercício:</text:span> Superintendência de Tecnologia da Informação</text:p>
            <text:p text:style-name="P4"><text:span text:style-name="T2"><text:s/>Gestor de Unidade:</text:span> Fernanda Santos Souza</text:p>
          </table:table-cell>
        </table:table-row>
      </table:table>
      <text:p text:style-name="P2"/>
      <text:p text:style-name="P2">Informações do Plano de Trabalho</text:p>
      <text:p text:style-name="P2"/>
      <table:table table:name="Tabela2" table:style-name="Tabela2">
        <table:table-column table:style-name="Tabela2.A"/>
        <table:table-row table:style-name="TableLine676524112">
          <table:table-cell table:style-name="Tabela2.A1" office:value-type="string">
            <text:p text:style-name="P8"><text:s/>Atividades do Servidor:</text:p>
            <text:p text:style-name="P5"/>
            <text:list xml:id="list718356518" text:style-name="L1">
              <text:list-item>
                <text:p text:style-name="P6">Cadastrar Processos;</text:p>
              </text:list-item>
              <text:list-item>
                <text:p text:style-name="P6">Atendimento a comunidade;</text:p>
              </text:list-item>
              <text:list-item>
                <text:p text:style-name="P6">Auxílio as demandas administrativas do setor;</text:p>
              </text:list-item>
              <text:list-item>
                <text:p text:style-name="P6">Cadastro de Requisições no SIPAC;</text:p>
              </text:list-item>
            </text:list>
            <text:p text:style-name="P5"/>
            <text:p text:style-name="P8"><text:s/>Condições e Recursos para Execução das Atividades:</text:p>
            <text:p text:style-name="P5"/>
            <text:list xml:id="list1315158260" text:style-name="L2">
              <text:list-item>
                <text:p text:style-name="P7">Computador;</text:p>
              </text:list-item>
              <text:list-item>
                <text:p text:style-name="P7">Material de Expediente (Papel, Caneta)</text:p>
              </text:list-item>
              <text:list-item>
                <text:p text:style-name="P7">Impressora</text:p>
              </text:list-item>
            </text:list>
          </table:table-cell>
        </table:table-row>
      </table:table>
      <text:p text:style-name="P2"/>
      <text:p text:style-name="P2"/>
      <text:p text:style-name="P3">(Assinado Digitalmente em: 20/07/2021 15:21)</text:p>
      <text:p text:style-name="P3"/>
      <text:p text:style-name="P3">Fernanda Santos Souza (1323239)</text:p>
      <text:p text:style-name="P9">Superintendência de Tecnologia da Informação </text:p>
      <text:p text:style-name="P9">Superintendente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Poppins" svg:font-family="Poppi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26:23.010000000</meta:creation-date>
    <dc:date>2021-09-08T17:16:47.066000000</dc:date>
    <meta:editing-duration>PT29M53S</meta:editing-duration>
    <meta:editing-cycles>2</meta:editing-cycles>
    <meta:generator>LibreOffice/7.1.2.2$Windows_X86_64 LibreOffice_project/8a45595d069ef5570103caea1b71cc9d82b2aae4</meta:generator>
    <meta:document-statistic meta:table-count="2" meta:image-count="0" meta:object-count="0" meta:page-count="1" meta:paragraph-count="22" meta:word-count="99" meta:character-count="711" meta:non-whitespace-character-count="632"/>
  </office:meta>
</office:document-meta>
</file>